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SetLineWidth.GraphicsSetLineWidth( int multi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LineWidth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SetLineWidth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LineWid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LineWidth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